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65666666666667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3.20145833333333cm"/>
    </style:style>
    <style:style style:name="co7" style:family="table-column">
      <style:table-column-properties fo:break-before="auto" style:column-width="4.101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Kalibriergerade<text:s/></text:p>
          </table:table-cell>
          <table:table-cell table:number-columns-repeated="4" table:style-name="ce1"/>
          <table:table-cell table:style-name="ce1">
            <draw:frame draw:z-index="1" draw:id="id0" draw:style-name="a0" draw:name="Diagramm 1" svg:x="0.03676in" svg:y="0.14706in" svg:width="7.37745in" svg:height="5.3553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V in ml</text:p>
          </table:table-cell>
          <table:table-cell table:style-name="ce1"/>
          <table:table-cell office:value-type="string" table:style-name="ce1">
            <text:p>C in mg/ml</text:p>
          </table:table-cell>
          <table:table-cell office:value-type="string" table:style-name="ce1">
            <text:p>Peakfläche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float" office:value="0.4" table:style-name="ce1">
            <text:p>0,4</text:p>
          </table:table-cell>
          <table:table-cell table:style-name="ce1"/>
          <table:table-cell office:value-type="float" office:value="2.0400000000000001E-2" table:formula="of:=([.C7]*0.51)/10" table:style-name="ce1">
            <text:p>0,0204</text:p>
          </table:table-cell>
          <table:table-cell office:value-type="float" office:value="277225" table:style-name="ce1">
            <text:p>277225</text:p>
          </table:table-cell>
          <table:table-cell table:number-columns-repeated="10" table:style-name="ce1"/>
          <table:table-cell office:value-type="string" table:style-name="ce1">
            <text:p>Einwaage = 0,0255 g</text:p>
          </table:table-cell>
          <table:table-cell table:number-columns-repeated="16367"/>
        </table:table-row>
        <table:table-row table:style-name="ro1">
          <table:table-cell table:number-columns-repeated="2"/>
          <table:table-cell office:value-type="float" office:value="0.4" table:style-name="ce1">
            <text:p>0,4</text:p>
          </table:table-cell>
          <table:table-cell table:style-name="ce1"/>
          <table:table-cell office:value-type="float" office:value="2.0400000000000001E-2" table:formula="of:=([.C8]*0.51)/10" table:style-name="ce1">
            <text:p>0,0204</text:p>
          </table:table-cell>
          <table:table-cell office:value-type="float" office:value="282199" table:style-name="ce1">
            <text:p>282199</text:p>
          </table:table-cell>
          <table:table-cell table:number-columns-repeated="10" table:style-name="ce1"/>
          <table:table-cell office:value-type="string" table:style-name="ce1">
            <text:p>Volumen= 50 ml<text:s/></text:p>
          </table:table-cell>
          <table:table-cell table:number-columns-repeated="16367"/>
        </table:table-row>
        <table:table-row table:style-name="ro1">
          <table:table-cell table:number-columns-repeated="2"/>
          <table:table-cell office:value-type="float" office:value="0.4" table:style-name="ce1">
            <text:p>0,4</text:p>
          </table:table-cell>
          <table:table-cell table:style-name="ce1"/>
          <table:table-cell office:value-type="float" office:value="2.0400000000000001E-2" table:formula="of:=([.C9]*0.51)/10" table:style-name="ce1">
            <text:p>0,0204</text:p>
          </table:table-cell>
          <table:table-cell office:value-type="float" office:value="283214" table:style-name="ce1">
            <text:p>283214</text:p>
          </table:table-cell>
          <table:table-cell table:number-columns-repeated="10" table:style-name="ce1"/>
          <table:table-cell office:value-type="string" table:style-name="ce1">
            <text:p>c(Stammlösung)= 0,51 mg /ml</text:p>
          </table:table-cell>
          <table:table-cell table:number-columns-repeated="16367"/>
        </table:table-row>
        <table:table-row table:style-name="ro1">
          <table:table-cell table:number-columns-repeated="2"/>
          <table:table-cell office:value-type="float" office:value="0.8" table:style-name="ce1">
            <text:p>0,8</text:p>
          </table:table-cell>
          <table:table-cell table:style-name="ce1"/>
          <table:table-cell office:value-type="float" office:value="4.0800000000000003E-2" table:formula="of:=([.C10]*0.51)/10" table:style-name="ce1">
            <text:p>0,0408</text:p>
          </table:table-cell>
          <table:table-cell office:value-type="float" office:value="666357" table:style-name="ce1">
            <text:p>666357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float" office:value="0.8" table:style-name="ce1">
            <text:p>0,8</text:p>
          </table:table-cell>
          <table:table-cell table:style-name="ce1"/>
          <table:table-cell office:value-type="float" office:value="4.0800000000000003E-2" table:formula="of:=([.C11]*0.51)/10" table:style-name="ce1">
            <text:p>0,0408</text:p>
          </table:table-cell>
          <table:table-cell office:value-type="float" office:value="676056" table:style-name="ce1">
            <text:p>676056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float" office:value="0.8" table:style-name="ce1">
            <text:p>0,8</text:p>
          </table:table-cell>
          <table:table-cell table:style-name="ce1"/>
          <table:table-cell office:value-type="float" office:value="4.0800000000000003E-2" table:formula="of:=([.C12]*0.51)/10" table:style-name="ce1">
            <text:p>0,0408</text:p>
          </table:table-cell>
          <table:table-cell office:value-type="float" office:value="666931" table:style-name="ce1">
            <text:p>666931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float" office:value="1.2" table:style-name="ce1">
            <text:p>1,2</text:p>
          </table:table-cell>
          <table:table-cell table:style-name="ce1"/>
          <table:table-cell office:value-type="float" office:value="6.1199999999999997E-2" table:formula="of:=([.C13]*0.51)/10" table:style-name="ce1">
            <text:p>0,0612</text:p>
          </table:table-cell>
          <table:table-cell office:value-type="float" office:value="993301" table:style-name="ce1">
            <text:p>993301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float" office:value="1.2" table:style-name="ce1">
            <text:p>1,2</text:p>
          </table:table-cell>
          <table:table-cell table:style-name="ce1"/>
          <table:table-cell office:value-type="float" office:value="6.1199999999999997E-2" table:formula="of:=([.C14]*0.51)/10" table:style-name="ce1">
            <text:p>0,0612</text:p>
          </table:table-cell>
          <table:table-cell office:value-type="float" office:value="982329" table:style-name="ce1">
            <text:p>982329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float" office:value="1.2" table:style-name="ce1">
            <text:p>1,2</text:p>
          </table:table-cell>
          <table:table-cell table:style-name="ce1"/>
          <table:table-cell office:value-type="float" office:value="6.1199999999999997E-2" table:formula="of:=([.C15]*0.51)/10" table:style-name="ce1">
            <text:p>0,0612</text:p>
          </table:table-cell>
          <table:table-cell office:value-type="float" office:value="982738" table:style-name="ce1">
            <text:p>982738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8.1600000000000006E-2" table:formula="of:=([.C16]*0.51)/10" table:style-name="ce1">
            <text:p>0,0816</text:p>
          </table:table-cell>
          <table:table-cell office:value-type="float" office:value="1340167" table:style-name="ce1">
            <text:p>1340167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8.1600000000000006E-2" table:formula="of:=([.C17]*0.51)/10" table:style-name="ce1">
            <text:p>0,0816</text:p>
          </table:table-cell>
          <table:table-cell office:value-type="float" office:value="1337791" table:style-name="ce1">
            <text:p>133779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.20400000000000001" table:formula="of:=([.C18]*0.51)/10" table:style-name="ce1">
            <text:p>0,204</text:p>
          </table:table-cell>
          <table:table-cell office:value-type="float" office:value="3325239" table:style-name="ce1">
            <text:p>3325239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.20400000000000001" table:formula="of:=([.C19]*0.51)/10" table:style-name="ce1">
            <text:p>0,204</text:p>
          </table:table-cell>
          <table:table-cell office:value-type="float" office:value="3327132" table:style-name="ce1">
            <text:p>332713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.20400000000000001" table:formula="of:=([.C20]*0.51)/10" table:style-name="ce1">
            <text:p>0,204</text:p>
          </table:table-cell>
          <table:table-cell office:value-type="float" office:value="3323916" table:style-name="ce1">
            <text:p>332391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0.30599999999999999" table:formula="of:=([.C21]*0.51)/10" table:style-name="ce1">
            <text:p>0,306</text:p>
          </table:table-cell>
          <table:table-cell office:value-type="float" office:value="5073272" table:style-name="ce1">
            <text:p>507327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0.30599999999999999" table:formula="of:=([.C22]*0.51)/10" table:style-name="ce1">
            <text:p>0,306</text:p>
          </table:table-cell>
          <table:table-cell office:value-type="float" office:value="5045893" table:style-name="ce1">
            <text:p>504589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0.30599999999999999" table:formula="of:=([.C23]*0.51)/10" table:style-name="ce1">
            <text:p>0,306</text:p>
          </table:table-cell>
          <table:table-cell office:value-type="float" office:value="5023019" table:style-name="ce1">
            <text:p>5023019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40800000000000003" table:formula="of:=([.C24]*0.51)/10" table:style-name="ce1">
            <text:p>0,408</text:p>
          </table:table-cell>
          <table:table-cell office:value-type="float" office:value="6771086" table:style-name="ce1">
            <text:p>677108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40800000000000003" table:formula="of:=([.C25]*0.51)/10" table:style-name="ce1">
            <text:p>0,408</text:p>
          </table:table-cell>
          <table:table-cell office:value-type="float" office:value="6791107" table:style-name="ce1">
            <text:p>6791107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40800000000000003" table:formula="of:=([.C26]*0.51)/10" table:style-name="ce1">
            <text:p>0,408</text:p>
          </table:table-cell>
          <table:table-cell office:value-type="float" office:value="6545867" table:style-name="ce1">
            <text:p>6545867</text:p>
          </table:table-cell>
          <table:table-cell table:number-columns-repeated="16378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robe</text:p>
          </table:table-cell>
          <table:table-cell office:value-type="string" table:style-name="ce1">
            <text:p>Probenummer</text:p>
          </table:table-cell>
          <table:table-cell office:value-type="string" table:style-name="ce1">
            <text:p>Einwaage in mg</text:p>
          </table:table-cell>
          <table:table-cell office:value-type="string" table:style-name="ce1">
            <text:p>Peakfläche</text:p>
          </table:table-cell>
          <table:table-cell office:value-type="string" table:style-name="ce1">
            <text:p>C in mg/ml</text:p>
          </table:table-cell>
          <table:table-cell office:value-type="string" table:style-name="ce1">
            <text:p>Gehalt in %</text:p>
          </table:table-cell>
          <table:table-cell table:number-columns-repeated="9" table:style-name="ce1"/>
          <table:table-cell office:value-type="string" table:style-name="ce1">
            <text:p>G : Grapefruit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G, EDEKA</text:p>
          </table:table-cell>
          <table:table-cell office:value-type="float" office:value="2" table:style-name="ce1">
            <text:p>2</text:p>
          </table:table-cell>
          <table:table-cell office:value-type="float" office:value="100.3" table:style-name="ce1">
            <text:p>100,3</text:p>
          </table:table-cell>
          <table:table-cell office:value-type="float" office:value="1352726" table:style-name="ce1">
            <text:p>1352726</text:p>
          </table:table-cell>
          <table:table-cell office:value-type="float" office:value="8.3516111750280383E-2" table:formula="of:=([.E35]+26740.4849)/16517369.5948" table:style-name="ce1">
            <text:p>0,083516112</text:p>
          </table:table-cell>
          <table:table-cell office:value-type="float" office:value="3.3306525124737938" table:formula="of:=([.F35]*40)/[.D35]*100" table:style-name="ce1">
            <text:p>3,330652512</text:p>
          </table:table-cell>
          <table:table-cell table:number-columns-repeated="9" table:style-name="ce1"/>
          <table:table-cell office:value-type="string" table:style-name="ce1">
            <text:p>M: Mandarinen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M, <text:s/>Bio Markt lose Pb</text:p>
          </table:table-cell>
          <table:table-cell office:value-type="float" office:value="16" table:style-name="ce1">
            <text:p>16</text:p>
          </table:table-cell>
          <table:table-cell office:value-type="float" office:value="100.4" table:style-name="ce1">
            <text:p>100,4</text:p>
          </table:table-cell>
          <table:table-cell office:value-type="float" office:value="1345410" table:style-name="ce1">
            <text:p>1345410</text:p>
          </table:table-cell>
          <table:table-cell office:value-type="float" office:value="8.3073184082045406E-2" table:formula="of:=([.E36]+26740.4849)/16517369.5948" table:style-name="ce1">
            <text:p>0,083073184</text:p>
          </table:table-cell>
          <table:table-cell office:value-type="float" office:value="3.3096886088464306" table:formula="of:=([.F36]*40)/[.D36]*100" table:style-name="ce1">
            <text:p>3,309688609</text:p>
          </table:table-cell>
          <table:table-cell table:number-columns-repeated="9" table:style-name="ce1"/>
          <table:table-cell office:value-type="string" table:style-name="ce1">
            <text:p>Z: Zitronen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M, <text:s/>Bio Markt losePb</text:p>
          </table:table-cell>
          <table:table-cell office:value-type="float" office:value="16" table:style-name="ce1">
            <text:p>16</text:p>
          </table:table-cell>
          <table:table-cell office:value-type="float" office:value="100.4" table:style-name="ce1">
            <text:p>100,4</text:p>
          </table:table-cell>
          <table:table-cell office:value-type="float" office:value="1337340" table:style-name="ce1">
            <text:p>1337340</text:p>
          </table:table-cell>
          <table:table-cell office:value-type="float" office:value="8.2584607498850188E-2" table:formula="of:=([.E37]+26740.4849)/16517369.5948" table:style-name="ce1">
            <text:p>0,082584607</text:p>
          </table:table-cell>
          <table:table-cell office:value-type="float" office:value="3.2902234063286926" table:formula="of:=([.F37]*40)/[.D37]*100" table:style-name="ce1">
            <text:p>3,290223406</text:p>
          </table:table-cell>
          <table:table-cell table:number-columns-repeated="9" table:style-name="ce1"/>
          <table:table-cell office:value-type="string" table:style-name="ce1">
            <text:p>L: Limetten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M, Penny Spanien Pa</text:p>
          </table:table-cell>
          <table:table-cell office:value-type="float" office:value="21" table:style-name="ce1">
            <text:p>21</text:p>
          </table:table-cell>
          <table:table-cell office:value-type="float" office:value="100.6" table:style-name="ce1">
            <text:p>100,6</text:p>
          </table:table-cell>
          <table:table-cell office:value-type="float" office:value="1165068" table:style-name="ce1">
            <text:p>1165068</text:p>
          </table:table-cell>
          <table:table-cell office:value-type="float" office:value="7.2154859650001735E-2" table:formula="of:=([.E38]+26740.4849)/16517369.5948" table:style-name="ce1">
            <text:p>0,07215486</text:p>
          </table:table-cell>
          <table:table-cell office:value-type="float" office:value="2.8689805029821764" table:formula="of:=([.F38]*40)/[.D38]*100" table:style-name="ce1">
            <text:p>2,868980503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M, Penny Spanien Pa</text:p>
          </table:table-cell>
          <table:table-cell office:value-type="float" office:value="21" table:style-name="ce1">
            <text:p>21</text:p>
          </table:table-cell>
          <table:table-cell office:value-type="float" office:value="100.6" table:style-name="ce1">
            <text:p>100,6</text:p>
          </table:table-cell>
          <table:table-cell office:value-type="float" office:value="1140603" table:style-name="ce1">
            <text:p>1140603</text:p>
          </table:table-cell>
          <table:table-cell office:value-type="float" office:value="7.0673691606895045E-2" table:formula="of:=([.E39]+26740.4849)/16517369.5948" table:style-name="ce1">
            <text:p>0,070673692</text:p>
          </table:table-cell>
          <table:table-cell office:value-type="float" office:value="2.8100871414272386" table:formula="of:=([.F39]*40)/[.D39]*100" table:style-name="ce1">
            <text:p>2,81008714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M, Rewe Bio Spanien Pb</text:p>
          </table:table-cell>
          <table:table-cell office:value-type="float" office:value="25" table:style-name="ce1">
            <text:p>25</text:p>
          </table:table-cell>
          <table:table-cell office:value-type="float" office:value="100.1" table:style-name="ce1">
            <text:p>100,1</text:p>
          </table:table-cell>
          <table:table-cell office:value-type="float" office:value="1785825" table:style-name="ce1">
            <text:p>1785825</text:p>
          </table:table-cell>
          <table:table-cell office:value-type="float" office:value="0.10973693326270499" table:formula="of:=([.E40]+26740.4849)/16517369.5948" table:style-name="ce1">
            <text:p>0,109736933</text:p>
          </table:table-cell>
          <table:table-cell office:value-type="float" office:value="4.3850922382699302" table:formula="of:=([.F40]*40)/[.D40]*100" table:style-name="ce1">
            <text:p>4,38509223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M, Rewe Bio Spanien Pb</text:p>
          </table:table-cell>
          <table:table-cell office:value-type="float" office:value="25" table:style-name="ce1">
            <text:p>25</text:p>
          </table:table-cell>
          <table:table-cell office:value-type="float" office:value="100.1" table:style-name="ce1">
            <text:p>100,1</text:p>
          </table:table-cell>
          <table:table-cell office:value-type="float" office:value="1876783" table:style-name="ce1">
            <text:p>1876783</text:p>
          </table:table-cell>
          <table:table-cell office:value-type="float" office:value="0.11524374229049568" table:formula="of:=([.E41]+26740.4849)/16517369.5948" table:style-name="ce1">
            <text:p>0,115243742</text:p>
          </table:table-cell>
          <table:table-cell office:value-type="float" office:value="4.6051445470727543" table:formula="of:=([.F41]*40)/[.D41]*100" table:style-name="ce1">
            <text:p>4,605144547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M, EDEKA Bio Spanien Pb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float" office:value="1554281" table:style-name="ce1">
            <text:p>1554281</text:p>
          </table:table-cell>
          <table:table-cell office:value-type="float" office:value="9.5718720576291855E-2" table:formula="of:=([.E42]+26740.4849)/16517369.5948" table:style-name="ce1">
            <text:p>0,095718721</text:p>
          </table:table-cell>
          <table:table-cell office:value-type="float" office:value="3.828748823051674" table:formula="of:=([.F42]*40)/[.D42]*100" table:style-name="ce1">
            <text:p>3,828748823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M, EDEKA Bio Spanien Pb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float" office:value="1545598" table:style-name="ce1">
            <text:p>1545598</text:p>
          </table:table-cell>
          <table:table-cell office:value-type="float" office:value="9.5193031546318599E-2" table:formula="of:=([.E43]+26740.4849)/16517369.5948" table:style-name="ce1">
            <text:p>0,095193032</text:p>
          </table:table-cell>
          <table:table-cell office:value-type="float" office:value="3.8077212618527438" table:formula="of:=([.F43]*40)/[.D43]*100" table:style-name="ce1">
            <text:p>3,80772126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Z, Rewe Spanien Pb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005830" table:style-name="ce1">
            <text:p>1005830</text:p>
          </table:table-cell>
          <table:table-cell office:value-type="float" office:value="6.2514220498224735E-2" table:formula="of:=([.E44]+26740.4849)/16517369.5948" table:style-name="ce1">
            <text:p>0,06251422</text:p>
          </table:table-cell>
          <table:table-cell office:value-type="float" office:value="2.5005688199289895" table:formula="of:=([.F44]*40)/[.D44]*100" table:style-name="ce1">
            <text:p>2,5005688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Z, Rewe Spanien Pb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983950" table:style-name="ce1">
            <text:p>983950</text:p>
          </table:table-cell>
          <table:table-cell office:value-type="float" office:value="6.118955437179209E-2" table:formula="of:=([.E45]+26740.4849)/16517369.5948" table:style-name="ce1">
            <text:p>0,061189554</text:p>
          </table:table-cell>
          <table:table-cell office:value-type="float" office:value="2.4475821748716835" table:formula="of:=([.F45]*40)/[.D45]*100" table:style-name="ce1">
            <text:p>2,44758217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L, Rewe Vitnam Pa</text:p>
          </table:table-cell>
          <table:table-cell office:value-type="float" office:value="5" table:style-name="ce1">
            <text:p>5</text:p>
          </table:table-cell>
          <table:table-cell office:value-type="float" office:value="100" table:style-name="ce1">
            <text:p>100</text:p>
          </table:table-cell>
          <table:table-cell office:value-type="float" office:value="854177" table:style-name="ce1">
            <text:p>854177</text:p>
          </table:table-cell>
          <table:table-cell office:value-type="float" office:value="5.3332794900789203E-2" table:formula="of:=([.E46]+26740.4849)/16517369.5948" table:style-name="ce1">
            <text:p>0,053332795</text:p>
          </table:table-cell>
          <table:table-cell office:value-type="float" office:value="2.1333117960315682" table:formula="of:=([.F46]*40)/[.D46]*100" table:style-name="ce1">
            <text:p>2,133311796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L, Rewe Vitnam Pa</text:p>
          </table:table-cell>
          <table:table-cell office:value-type="float" office:value="5" table:style-name="ce1">
            <text:p>5</text:p>
          </table:table-cell>
          <table:table-cell office:value-type="float" office:value="100" table:style-name="ce1">
            <text:p>100</text:p>
          </table:table-cell>
          <table:table-cell office:value-type="float" office:value="843535" table:style-name="ce1">
            <text:p>843535</text:p>
          </table:table-cell>
          <table:table-cell office:value-type="float" office:value="5.2688503451177864E-2" table:formula="of:=([.E47]+26740.4849)/16517369.5948" table:style-name="ce1">
            <text:p>0,052688503</text:p>
          </table:table-cell>
          <table:table-cell office:value-type="float" office:value="2.1075401380471144" table:formula="of:=([.F47]*40)/[.D47]*100" table:style-name="ce1">
            <text:p>2,10754013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M, Bio Markt lose Pa</text:p>
          </table:table-cell>
          <table:table-cell office:value-type="float" office:value="15" table:style-name="ce1">
            <text:p>15</text:p>
          </table:table-cell>
          <table:table-cell office:value-type="float" office:value="100" table:style-name="ce1">
            <text:p>100</text:p>
          </table:table-cell>
          <table:table-cell office:value-type="float" office:value="1794575" table:style-name="ce1">
            <text:p>1794575</text:p>
          </table:table-cell>
          <table:table-cell office:value-type="float" office:value="0.11026667862862298" table:formula="of:=([.E48]+26740.4849)/16517369.5948" table:style-name="ce1">
            <text:p>0,110266679</text:p>
          </table:table-cell>
          <table:table-cell office:value-type="float" office:value="4.4106671451449193" table:formula="of:=([.F48]*40)/[.D48]*100" table:style-name="ce1">
            <text:p>4,41066714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M, Bio Markt lose Pa</text:p>
          </table:table-cell>
          <table:table-cell office:value-type="float" office:value="15" table:style-name="ce1">
            <text:p>15</text:p>
          </table:table-cell>
          <table:table-cell office:value-type="float" office:value="100" table:style-name="ce1">
            <text:p>100</text:p>
          </table:table-cell>
          <table:table-cell office:value-type="float" office:value="1677231" table:style-name="ce1">
            <text:p>1677231</text:p>
          </table:table-cell>
          <table:table-cell office:value-type="float" office:value="0.10316239974653377" table:formula="of:=([.E49]+26740.4849)/16517369.5948" table:style-name="ce1">
            <text:p>0,1031624</text:p>
          </table:table-cell>
          <table:table-cell office:value-type="float" office:value="4.1264959898613505" table:formula="of:=([.F49]*40)/[.D49]*100" table:style-name="ce1">
            <text:p>4,1264959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, EDEKA Spanien Pb</text:p>
          </table:table-cell>
          <table:table-cell office:value-type="float" office:value="18" table:style-name="ce1">
            <text:p>18</text:p>
          </table:table-cell>
          <table:table-cell office:value-type="float" office:value="100" table:style-name="ce1">
            <text:p>100</text:p>
          </table:table-cell>
          <table:table-cell office:value-type="float" office:value="1198705" table:style-name="ce1">
            <text:p>1198705</text:p>
          </table:table-cell>
          <table:table-cell office:value-type="float" office:value="7.4191321921245557E-2" table:formula="of:=([.E50]+26740.4849)/16517369.5948" table:style-name="ce1">
            <text:p>0,074191322</text:p>
          </table:table-cell>
          <table:table-cell office:value-type="float" office:value="2.9676528768498223" table:formula="of:=([.F50]*40)/[.D50]*100" table:style-name="ce1">
            <text:p>2,96765287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, EDEKA Spanien Pb</text:p>
          </table:table-cell>
          <table:table-cell office:value-type="float" office:value="18" table:style-name="ce1">
            <text:p>18</text:p>
          </table:table-cell>
          <table:table-cell office:value-type="float" office:value="100" table:style-name="ce1">
            <text:p>100</text:p>
          </table:table-cell>
          <table:table-cell office:value-type="float" office:value="1193912" table:style-name="ce1">
            <text:p>1193912</text:p>
          </table:table-cell>
          <table:table-cell office:value-type="float" office:value="7.3901142545377566E-2" table:formula="of:=([.E51]+26740.4849)/16517369.5948" table:style-name="ce1">
            <text:p>0,073901143</text:p>
          </table:table-cell>
          <table:table-cell office:value-type="float" office:value="2.9560457018151025" table:formula="of:=([.F51]*40)/[.D51]*100" table:style-name="ce1">
            <text:p>2,95604570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, EDEKA Spanien Nadocrott Pb</text:p>
          </table:table-cell>
          <table:table-cell office:value-type="float" office:value="24" table:style-name="ce1">
            <text:p>24</text:p>
          </table:table-cell>
          <table:table-cell office:value-type="float" office:value="100.2" table:style-name="ce1">
            <text:p>100,2</text:p>
          </table:table-cell>
          <table:table-cell office:value-type="float" office:value="1488577" table:style-name="ce1">
            <text:p>1488577</text:p>
          </table:table-cell>
          <table:table-cell office:value-type="float" office:value="9.1740847488031782E-2" table:formula="of:=([.E52]+26740.4849)/16517369.5948" table:style-name="ce1">
            <text:p>0,091740847</text:p>
          </table:table-cell>
          <table:table-cell office:value-type="float" office:value="3.6623092809593527" table:formula="of:=([.F52]*40)/[.D52]*100" table:style-name="ce1">
            <text:p>3,66230928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, EDEKA Spanien Nadocrott Pb</text:p>
          </table:table-cell>
          <table:table-cell office:value-type="float" office:value="24" table:style-name="ce1">
            <text:p>24</text:p>
          </table:table-cell>
          <table:table-cell office:value-type="float" office:value="100.2" table:style-name="ce1">
            <text:p>100,2</text:p>
          </table:table-cell>
          <table:table-cell office:value-type="float" office:value="1459121" table:style-name="ce1">
            <text:p>1459121</text:p>
          </table:table-cell>
          <table:table-cell office:value-type="float" office:value="8.9957512688205468E-2" table:formula="of:=([.E53]+26740.4849)/16517369.5948" table:style-name="ce1">
            <text:p>0,089957513</text:p>
          </table:table-cell>
          <table:table-cell office:value-type="float" office:value="3.5911182709862461" table:formula="of:=([.F53]*40)/[.D53]*100" table:style-name="ce1">
            <text:p>3,59111827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, Rewe Bio Spanien Pa</text:p>
          </table:table-cell>
          <table:table-cell office:value-type="float" office:value="26" table:style-name="ce1">
            <text:p>26</text:p>
          </table:table-cell>
          <table:table-cell office:value-type="float" office:value="100.4" table:style-name="ce1">
            <text:p>100,4</text:p>
          </table:table-cell>
          <table:table-cell office:value-type="float" office:value="1746439" table:style-name="ce1">
            <text:p>1746439</text:p>
          </table:table-cell>
          <table:table-cell office:value-type="float" office:value="0.10735241315047117" table:formula="of:=([.E54]+26740.4849)/16517369.5948" table:style-name="ce1">
            <text:p>0,107352413</text:p>
          </table:table-cell>
          <table:table-cell office:value-type="float" office:value="4.2769885717319189" table:formula="of:=([.F54]*40)/[.D54]*100" table:style-name="ce1">
            <text:p>4,27698857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, Rewe Bio Spanien Pa</text:p>
          </table:table-cell>
          <table:table-cell office:value-type="float" office:value="26" table:style-name="ce1">
            <text:p>26</text:p>
          </table:table-cell>
          <table:table-cell office:value-type="float" office:value="100.4" table:style-name="ce1">
            <text:p>100,4</text:p>
          </table:table-cell>
          <table:table-cell office:value-type="float" office:value="1701630" table:style-name="ce1">
            <text:p>1701630</text:p>
          </table:table-cell>
          <table:table-cell office:value-type="float" office:value="0.10463957199602326" table:formula="of:=([.E55]+26740.4849)/16517369.5948" table:style-name="ce1">
            <text:p>0,104639572</text:p>
          </table:table-cell>
          <table:table-cell office:value-type="float" office:value="4.16890725083758" table:formula="of:=([.F55]*40)/[.D55]*100" table:style-name="ce1">
            <text:p>4,16890725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, Rewe Spanien Pa alt</text:p>
          </table:table-cell>
          <table:table-cell office:value-type="float" office:value="19" table:style-name="ce1">
            <text:p>19</text:p>
          </table:table-cell>
          <table:table-cell office:value-type="float" office:value="100.5" table:style-name="ce1">
            <text:p>100,5</text:p>
          </table:table-cell>
          <table:table-cell office:value-type="float" office:value="1481671" table:style-name="ce1">
            <text:p>1481671</text:p>
          </table:table-cell>
          <table:table-cell office:value-type="float" office:value="9.1322742174085536E-2" table:formula="of:=([.E56]+26740.4849)/16517369.5948" table:style-name="ce1">
            <text:p>0,091322742</text:p>
          </table:table-cell>
          <table:table-cell office:value-type="float" office:value="3.6347360069287773" table:formula="of:=([.F56]*40)/[.D56]*100" table:style-name="ce1">
            <text:p>3,63473600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, Rewe Spanien Pa alt</text:p>
          </table:table-cell>
          <table:table-cell office:value-type="float" office:value="19" table:style-name="ce1">
            <text:p>19</text:p>
          </table:table-cell>
          <table:table-cell office:value-type="float" office:value="100.5" table:style-name="ce1">
            <text:p>100,5</text:p>
          </table:table-cell>
          <table:table-cell office:value-type="float" office:value="1473270" table:style-name="ce1">
            <text:p>1473270</text:p>
          </table:table-cell>
          <table:table-cell office:value-type="float" office:value="9.0814126080476731E-2" table:formula="of:=([.E57]+26740.4849)/16517369.5948" table:style-name="ce1">
            <text:p>0,090814126</text:p>
          </table:table-cell>
          <table:table-cell office:value-type="float" office:value="3.6144925803174819" table:formula="of:=([.F57]*40)/[.D57]*100" table:style-name="ce1">
            <text:p>3,6144925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, Rewe Spanien Pa neu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498431" table:style-name="ce1">
            <text:p>1498431</text:p>
          </table:table-cell>
          <table:table-cell office:value-type="float" office:value="9.2337431583546736E-2" table:formula="of:=([.E58]+26740.4849)/16517369.5948" table:style-name="ce1">
            <text:p>0,092337432</text:p>
          </table:table-cell>
          <table:table-cell office:value-type="float" office:value="3.6934972633418695" table:formula="of:=([.F58]*40)/[.D58]*100" table:style-name="ce1">
            <text:p>3,69349726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, Rewe Spanien Pa neu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546242" table:style-name="ce1">
            <text:p>1546242</text:p>
          </table:table-cell>
          <table:table-cell office:value-type="float" office:value="9.5232020805250173E-2" table:formula="of:=([.E59]+26740.4849)/16517369.5948" table:style-name="ce1">
            <text:p>0,095232021</text:p>
          </table:table-cell>
          <table:table-cell office:value-type="float" office:value="3.8092808322100069" table:formula="of:=([.F59]*40)/[.D59]*100" table:style-name="ce1">
            <text:p>3,809280832</text:p>
          </table:table-cell>
          <table:table-cell table:number-columns-repeated="16377"/>
        </table:table-row>
        <table:table-row table:number-rows-repeated="10485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725</meta:generator>
    <meta:initial-creator>Volker Dreyer</meta:initial-creator>
    <dc:creator>Fatima Naseri</dc:creator>
    <meta:creation-date>2026-03-04T18:10:34Z</meta:creation-date>
    <dc:date>2026-03-06T13:54:20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4472c4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7E6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0P6">
      <style:graphic-properties draw:fill="none" draw:stroke="solid" svg:stroke-width="0.02778in" svg:stroke-color="#f6f8f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385.588031496063pt" svg:width="531.176377952756pt" chart:style-name="Crt0">
        <chart:title chart:style-name="CT00">
          <text:p text:style-name="a0" text:class-names="" text:cond-style-name="">Kalibriergerad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eakfläche<text:s text:c="1"/>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Konzentration mg/ml</text:p>
            </chart:title>
            <chart:grid chart:class="major" chart:style-name="GMa1"/>
          </chart:axis>
          <chart:series chart:values-cell-range-address="Tabelle1.$F$7:.$F$26" chart:class="chart:scatter" chart:attached-axis="primary-y" chart:style-name="G0S0">
            <chart:domain table:cell-range-address="Tabelle1.$E$7:.$E$26"/>
            <chart:regression-curve chart:style-name="T000">
              <chart:equation chart:automatic-content="false" chart:display-equation="true" chart:display-r-square="true" chart:style-name="TL000">
                <text:p text:style-name="a4" text:class-names="" text:cond-style-name="">y = 16.517.369,5948x - 26.740,4849<text:line-break/>R² = 0,9996</text:p>
              </chart:equation>
            </chart:regression-curve>
            <chart:data-point chart:repeated="6"/>
            <chart:data-point chart:style-name="G0S0P6"/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3" draw:style="rect" draw:dots1="1" draw:dots1-length="0.02083in" draw:distance="0.02083in"/>
  </office:styles>
</office:document-styles>
</file>